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1925c1" officeooo:paragraph-rsid="001925c1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text-underline-style="none" officeooo:paragraph-rsid="001925c1"/>
    </style:style>
    <style:style style:name="P3" style:family="paragraph" style:parent-style-name="List_20_Paragraph">
      <style:text-properties officeooo:rsid="001925c1" officeooo:paragraph-rsid="001925c1"/>
    </style:style>
    <style:style style:name="P4" style:family="paragraph" style:parent-style-name="List_20_Paragraph">
      <style:text-properties officeooo:paragraph-rsid="001925c1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paragraph-rsid="001925c1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style:text-underline-style="none" officeooo:paragraph-rsid="001925c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25c1"/>
    </style:style>
    <style:style style:name="T3" style:family="text">
      <style:text-properties officeooo:rsid="001925c1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925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roblem 1:</text:p>
      <text:p text:style-name="Standard"/>
      <text:p text:style-name="P6"/>
      <text:p text:style-name="P6"><text:s text:c="12"/><text:span text:style-name="T3">Table Name: <text:s/></text:span>Student </text:p>
      <text:p text:style-name="P6"><text:s text:c="12"/><text:span text:style-name="T3">Columns: <text:s text:c="6"/></text:span>StdNo, StdName, StdAddress, StdCity, StdState, StdZip, StdEmail</text:p>
      <text:p text:style-name="P6"><text:tab/><text:span text:style-name="T3">Primary key: <text:s/>StdNo</text:span></text:p>
      <text:p text:style-name="P6"/>
      <text:p text:style-name="P6"><text:tab/><text:span text:style-name="T3">Table Name: <text:s/>Lender</text:span></text:p>
      <text:p text:style-name="P6"><text:s text:c="12"/><text:span text:style-name="T3">Columns: <text:s text:c="7"/>LenderNo,LenderName</text:span></text:p>
      <text:p text:style-name="P6"><text:span text:style-name="T3"><text:tab/>Primary key: <text:s text:c="2"/>LenderNo</text:span></text:p>
      <text:p text:style-name="P6"/>
      <text:p text:style-name="P6"/>
      <text:p text:style-name="P6"><text:span text:style-name="T3"><text:tab/>Table Name: <text:s/>Institution</text:span></text:p>
      <text:p text:style-name="P6"><text:s text:c="12"/><text:span text:style-name="T3">Columns: <text:s text:c="6"/>InstID,InstName,InstMascot</text:span></text:p>
      <text:p text:style-name="P6"><text:span text:style-name="T3"><text:tab/>Primary key: <text:s text:c="2"/>InstID</text:span></text:p>
      <text:p text:style-name="P6"/>
      <text:p text:style-name="P6"/>
      <text:p text:style-name="P6"><text:span text:style-name="T3"><text:tab/>Table Name: <text:s/>Loan</text:span></text:p>
      <text:p text:style-name="P6"><text:s text:c="12"/><text:span text:style-name="T3">Columns: <text:s text:c="7"/>LoanNo,ProcDate,DisbMethod,DisbBank,DateAuth,NoteValue,Subsidized,Rate</text:span></text:p>
      <text:p text:style-name="P6"><text:span text:style-name="T3"><text:tab/>Primary key: <text:s text:c="2"/>LoanNo</text:span></text:p>
      <text:p text:style-name="P6"/>
      <text:p text:style-name="P2"><text:span text:style-name="T3"><text:tab/>Table Name: <text:s/>DisburseLine</text:span></text:p>
      <text:p text:style-name="P6"><text:s text:c="12"/><text:span text:style-name="T3">Columns: <text:s text:c="6"/>DateSent,Amount,OrigFee,GuarFee</text:span></text:p>
      <text:p text:style-name="P6"><text:span text:style-name="T3"><text:tab/>Primary key: <text:s text:c="2"/>DateSent</text:span></text:p>
      <text:p text:style-name="P5"><text:span text:style-name="T2"/></text:p>
      <text:p text:style-name="P5"><text:span text:style-name="T5"/>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0:54:41.236793054</meta:creation-date>
    <dc:date>2017-06-06T11:05:45.475761692</dc:date>
    <meta:editing-duration>P0D</meta:editing-duration>
    <meta:editing-cycles>1</meta:editing-cycles>
    <meta:document-statistic meta:table-count="0" meta:image-count="0" meta:object-count="0" meta:page-count="1" meta:paragraph-count="16" meta:word-count="48" meta:character-count="590" meta:non-whitespace-character-count="430"/>
    <meta:generator>LibreOffice/4.2.8.2$Linux_X86_64 LibreOffice_project/420m0$Build-2</meta:generator>
  </office:meta>
</office:document-meta>
</file>